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onograma de Projeto Techonologs</text:p>
      <text:p text:style-name="Standard"/>
      <text:p text:style-name="Standard">Grupo: Ismael Moreira</text:p>
      <text:p text:style-name="Standard"><text:tab/>Kíssila Ventura</text:p>
      <text:p text:style-name="Standard"><text:tab/>Aline Costa</text:p>
      <text:p text:style-name="Standard"><text:tab/>Denaildo de Souza</text:p>
      <text:p text:style-name="Standard"/>
      <text:p text:style-name="Standard"/>
      <text:p text:style-name="Standard">1ª ETAPA: definir o projeto o e digrama do negócio. </text:p>
      <text:p text:style-name="Standard"/>
      <text:p text:style-name="Standard">2ª ETAPA: criar repositório, criar as classes e efetuar testes</text:p>
      <text:p text:style-name="Standard"/>
      <text:p text:style-name="Standard">3ª ETAPA: comitar, diagrama de classe, minimundo, uma prévia do cronograma e um modelo de layout.</text:p>
      <text:p text:style-name="Standard"/>
      <text:p text:style-name="Standard">4ª ETAPA: implementação do layouts e formulários das classes</text:p>
      <text:p text:style-name="Standard"/>
      <text:p text:style-name="Standard">5ª ETAPA: implementação de autenticação</text:p>
      <text:p text:style-name="Standard"/>
      <text:p text:style-name="Standard">6ª ETAPA: a definir...</text:p>
      <text:p text:style-name="Standard"/>
      <text:p text:style-name="Standard"/>
      <text:p text:style-name="Standard">------------cronograma sujeito a alteração sem aviso prévio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aJunior </meta:initial-creator>
    <meta:creation-date>2013-08-29T20:54:20</meta:creation-date>
    <dc:date>2013-09-01T09:26:19</dc:date>
    <dc:creator>DenaJunior </dc:creator>
    <meta:editing-duration>PT10M28S</meta:editing-duration>
    <meta:editing-cycles>5</meta:editing-cycles>
    <meta:generator>LibreOffice/3.4$Linux LibreOffice_project/340m1$Build-402</meta:generator>
    <meta:document-statistic meta:table-count="0" meta:image-count="0" meta:object-count="0" meta:page-count="1" meta:paragraph-count="12" meta:word-count="76" meta:character-count="499" meta:non-whitespace-character-count="432"/>
  </office:meta>
</office:document-meta>
</file>